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margin-top="0in" fo:margin-bottom="0in" style:contextual-spacing="false" fo:line-height="100%" fo:text-align="center" style:justify-single-word="false"/>
      <style:text-properties fo:language="en" fo:country="US" officeooo:paragraph-rsid="00132bf1"/>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fo:text-align="start" style:justify-single-word="false"/>
      <style:text-properties fo:color="#3d85c6" loext:opacity="100%" style:font-name="Sorts Mill Goudy" fo:font-size="12pt" fo:language="en" fo:country="US" officeooo:rsid="004264a6" officeooo:paragraph-rsid="004264a6" style:letter-kerning="false" style:font-name-asian="Sorts Mill Goudy1" style:font-size-asian="12pt" style:language-asian="zh" style:country-asian="CN" style:font-name-complex="Sorts Mill Goudy1" style:font-size-complex="12pt" style:language-complex="hi" style:country-complex="IN"/>
    </style:style>
    <style:style style:name="P6" style:family="paragraph" style:parent-style-name="Exalted">
      <style:paragraph-properties fo:margin-top="0in" fo:margin-bottom="0in" style:contextual-spacing="false" fo:line-height="100%" fo:text-align="start" style:justify-single-word="false"/>
      <style:text-properties fo:language="en" fo:country="US" officeooo:paragraph-rsid="004264a6"/>
    </style:style>
    <style:style style:name="P7" style:family="paragraph" style:parent-style-name="Exalted">
      <style:paragraph-properties fo:margin-top="0in" fo:margin-bottom="0in" style:contextual-spacing="false" fo:line-height="100%" fo:text-align="start" style:justify-single-word="false"/>
      <style:text-properties fo:language="en" fo:country="US" officeooo:paragraph-rsid="004bedd2"/>
    </style:style>
    <style:style style:name="P8"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264a6" officeooo:paragraph-rsid="004264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9"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4629d" officeooo:paragraph-rsid="0044629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0"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f3c46" officeooo:paragraph-rsid="004f3c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1" style:family="paragraph" style:parent-style-name="Exalted">
      <style:paragraph-properties fo:text-align="start" style:justify-single-word="false"/>
      <style:text-properties fo:language="en" fo:country="US"/>
    </style:style>
    <style:style style:name="P12" style:family="paragraph" style:parent-style-name="Exalted">
      <style:paragraph-properties fo:text-align="start" style:justify-single-word="false"/>
      <style:text-properties fo:language="en" fo:country="US" officeooo:paragraph-rsid="001498be"/>
    </style:style>
    <style:style style:name="P13" style:family="paragraph" style:parent-style-name="Exalted">
      <style:paragraph-properties fo:text-align="start" style:justify-single-word="false"/>
      <style:text-properties fo:language="en" fo:country="US" officeooo:paragraph-rsid="00167940"/>
    </style:style>
    <style:style style:name="P14" style:family="paragraph" style:parent-style-name="Exalted">
      <style:paragraph-properties fo:text-align="start" style:justify-single-word="false"/>
      <style:text-properties fo:language="en" fo:country="US" officeooo:paragraph-rsid="00218a42"/>
    </style:style>
    <style:style style:name="P15" style:family="paragraph" style:parent-style-name="Exalted">
      <style:paragraph-properties fo:text-align="start" style:justify-single-word="false"/>
    </style:style>
    <style:style style:name="P16" style:family="paragraph" style:parent-style-name="Exalted">
      <style:text-properties officeooo:paragraph-rsid="002d5b45"/>
    </style:style>
    <style:style style:name="P17" style:family="paragraph" style:parent-style-name="Exalted">
      <style:text-properties style:use-window-font-color="true" loext:opacity="0%" style:font-name="Times New Roman" fo:font-size="10pt" fo:language="en" fo:country="US" fo:font-style="normal" fo:font-weight="normal" officeooo:rsid="0049e62f" officeooo:paragraph-rsid="0049e62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8" style:family="paragraph" style:parent-style-name="Exalted">
      <style:text-properties officeooo:paragraph-rsid="004bedd2"/>
    </style:style>
    <style:style style:name="P19" style:family="paragraph" style:parent-style-name="Exalted">
      <style:text-properties officeooo:paragraph-rsid="004ee210"/>
    </style:style>
    <style:style style:name="P20" style:family="paragraph" style:parent-style-name="Heading_20_2">
      <style:text-properties fo:color="#0b5394" loext:opacity="100%" style:font-name="Envision Roman" fo:font-size="18pt" fo:language="en" fo:country="US" officeooo:rsid="004264a6" officeooo:paragraph-rsid="004264a6" style:letter-kerning="false" style:font-name-asian="Modern Antiqua1" style:font-size-asian="18pt" style:language-asian="zh" style:country-asian="CN" style:font-name-complex="Modern Antiqua1" style:font-size-complex="18pt" style:language-complex="hi" style:country-complex="IN"/>
    </style:style>
    <style:style style:name="P21" style:family="paragraph" style:parent-style-name="Heading_20_2">
      <style:paragraph-properties fo:break-before="page"/>
      <style:text-properties fo:color="#0b5394" loext:opacity="100%" style:font-name="Envision Roman" fo:font-size="18pt" fo:language="en" fo:country="US" officeooo:rsid="003f8950" officeooo:paragraph-rsid="003f8950" style:letter-kerning="false" style:font-name-asian="Modern Antiqua1" style:font-size-asian="18pt" style:language-asian="zh" style:country-asian="CN" style:font-name-complex="Modern Antiqua1" style:font-size-complex="18pt" style:language-complex="hi" style:country-complex="IN"/>
    </style:style>
    <style:style style:name="P22" style:family="paragraph" style:parent-style-name="Heading_20_3">
      <style:text-properties fo:color="#3d85c6" loext:opacity="100%" style:font-name="Goudy" fo:font-size="12pt" fo:language="en" fo:country="US" officeooo:rsid="0049e62f" officeooo:paragraph-rsid="0049e62f" style:letter-kerning="false" style:font-name-asian="Modern Antiqua1" style:font-size-asian="12pt" style:language-asian="zh" style:country-asian="CN" style:font-name-complex="Modern Antiqua1" style:font-size-complex="12pt" style:language-complex="hi" style:country-complex="IN"/>
    </style:style>
    <style:style style:name="P23" style:family="paragraph" style:parent-style-name="Heading_20_3">
      <style:text-properties fo:color="#3d85c6" loext:opacity="100%" style:font-name="Goudy" fo:font-size="12pt" fo:language="en" fo:country="US" officeooo:rsid="004bedd2" officeooo:paragraph-rsid="004bedd2" style:letter-kerning="false" style:font-name-asian="Modern Antiqua1" style:font-size-asian="12pt" style:language-asian="zh" style:country-asian="CN" style:font-name-complex="Modern Antiqua1" style:font-size-complex="12pt" style:language-complex="hi" style:country-complex="IN"/>
    </style:style>
    <style:style style:name="P24" style:family="paragraph" style:parent-style-name="Heading_20_3">
      <style:text-properties fo:color="#3d85c6" loext:opacity="100%" style:font-name="Goudy" fo:font-size="12pt" fo:language="en" fo:country="US" officeooo:rsid="004f3c46" officeooo:paragraph-rsid="004f3c46" style:letter-kerning="false" style:font-name-asian="Modern Antiqua1" style:font-size-asian="12pt" style:language-asian="zh" style:country-asian="CN" style:font-name-complex="Modern Antiqua1" style:font-size-complex="12pt" style:language-complex="hi" style:country-complex="IN"/>
    </style:style>
    <style:style style:name="P25" style:family="paragraph" style:parent-style-name="Heading_20_1" style:master-page-name="Standard">
      <style:paragraph-properties fo:margin-top="0in" fo:margin-bottom="0in" style:contextual-spacing="false" fo:line-height="100%" fo:text-align="center" style:justify-single-word="false" style:page-number="auto"/>
      <style:text-properties fo:language="en" fo:country="US" officeooo:paragraph-rsid="00132bf1"/>
    </style:style>
    <style:style style:name="P26" style:family="paragraph" style:parent-style-name="Heading_20_2">
      <style:paragraph-properties fo:break-before="page"/>
      <style:text-properties fo:language="en" fo:country="US" officeooo:rsid="003b09f1"/>
    </style:style>
    <style:style style:name="P27"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bedd2" officeooo:paragraph-rsid="004264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8" style:family="paragraph" style:parent-style-name="Heading_20_10">
      <style:paragraph-properties fo:break-before="column"/>
      <style:text-properties fo:language="en" fo:country="US" officeooo:paragraph-rsid="004ee210"/>
    </style:style>
    <style:style style:name="T1" style:family="text">
      <style:text-properties fo:font-weight="bold" style:font-weight-asian="bold"/>
    </style:style>
    <style:style style:name="T2" style:family="text">
      <style:text-properties officeooo:rsid="0009ae32"/>
    </style:style>
    <style:style style:name="T3" style:family="text">
      <style:text-properties fo:font-weight="normal" officeooo:rsid="0009ae32" style:font-weight-asian="normal" style:font-weight-complex="normal"/>
    </style:style>
    <style:style style:name="T4" style:family="text">
      <style:text-properties style:use-window-font-color="true" loext:opacity="0%" style:font-name="Times New Roman" fo:font-size="10pt" officeooo:rsid="0010cfa7"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167940"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218a42"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21cdea"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22b2d"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4264a6"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44629d"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44a258"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45d2b5"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46f987"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4822c0"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US" officeooo:rsid="00288328"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US" fo:font-style="normal" fo:font-weight="normal" officeooo:rsid="0049e62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US" fo:font-style="normal" fo:font-weight="normal" officeooo:rsid="004bed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US" fo:font-style="normal" fo:font-weight="normal" officeooo:rsid="004f3c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font-weight="normal" officeooo:rsid="004264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font-style="normal" fo:font-weight="normal" officeooo:rsid="004bed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font-style="normal" fo:font-weight="normal" officeooo:rsid="004ddd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officeooo:rsid="00218a42"/>
    </style:style>
    <style:style style:name="T25" style:family="text">
      <style:text-properties fo:language="en" fo:country="US"/>
    </style:style>
    <style:style style:name="T26" style:family="text">
      <style:text-properties fo:language="en" fo:country="US" officeooo:rsid="00288328"/>
    </style:style>
    <style:style style:name="T27" style:family="text">
      <style:text-properties officeooo:rsid="0044629d"/>
    </style:style>
    <style:style style:name="T28" style:family="text">
      <style:text-properties officeooo:rsid="0044a258"/>
    </style:style>
    <style:style style:name="T29" style:family="text">
      <style:text-properties officeooo:rsid="00459538"/>
    </style:style>
    <style:style style:name="T30" style:family="text">
      <style:text-properties officeooo:rsid="002f3baa"/>
    </style:style>
    <style:style style:name="T31" style:family="text">
      <style:text-properties officeooo:rsid="004f8627"/>
    </style:style>
    <style:style style:name="T32" style:family="text">
      <style:text-properties officeooo:rsid="00515430"/>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Charms</text:h>
      <text:h text:style-name="P3" text:outline-level="1"/>
      <text:section text:style-name="Sect1" text:name="Section1">
        <text:h text:style-name="P20" text:outline-level="2">Awareness</text:h>
        <text:h text:style-name="P5" text:outline-level="3">Sense-Riding Technique</text:h>
        <text:p text:style-name="P6"><text:span text:style-name="T1">Cost: </text:span><text:span text:style-name="T21">3m</text:span><text:line-break/><text:span text:style-name="T1">Type:</text:span> <text:span text:style-name="T14">On Turn</text:span><text:span text:style-name="T12">; </text:span><text:span text:style-name="T13">Scene</text:span><text:line-break/><text:span text:style-name="T1">Mins:</text:span> <text:span text:style-name="T9">Awareness </text:span><text:span text:style-name="T10">2, </text:span><text:span text:style-name="T11">(Element) 1</text:span></text:p>
        <text:p text:style-name="P8">Choose an <text:span text:style-name="T27">element, associated with a sense. </text:span><text:span text:style-name="T28">Three purchases of this charm will grant all effects, </text:span><text:span text:style-name="T29">and lower the cost to 1m.</text:span></text:p>
        <text:p text:style-name="P8"/>
        <text:p text:style-name="P9">For Earth, so long as you keep contact with the ground, you may feel any movement up to (Essence) miles away, though must make an associated Awareness roll to resolve and understand the tremor.</text:p>
        <text:p text:style-name="P27"/>
        <text:h text:style-name="P28" text:outline-level="10">Greater Charms</text:h>
        <text:h text:style-name="P24" text:outline-level="3">Echoes Caught in Stone</text:h>
        <text:p text:style-name="P19"><text:span text:style-name="T20">Cost: </text:span><text:span text:style-name="T19">8</text:span><text:span text:style-name="T18">m</text:span><text:span text:style-name="T16"><text:line-break/></text:span><text:span text:style-name="T20">Type: </text:span><text:span text:style-name="T19">Simple</text:span><text:span text:style-name="T16"><text:line-break/></text:span><text:span text:style-name="T20">Mins: </text:span><text:span text:style-name="T17">Earth </text:span><text:span text:style-name="T19">5</text:span><text:span text:style-name="T18">, </text:span><text:span text:style-name="T19">Awareness 5</text:span></text:p>
        <text:p text:style-name="P10">The walls listen, and at your touch they speak. </text:p>
        <text:p text:style-name="P10"/>
        <text:p text:style-name="P10">You perceive the past, as experienced by the stone or earth around you. Voices and movement can be felt of a specific scene are replayed, though an Earth roll is needed to resolve understanding. <text:s/><text:span text:style-name="T31">Dice </text:span><text:span text:style-name="T32">p</text:span>enalties should be applied for anything that has happened longer than a year ago.</text:p>
        <text:h text:style-name="P21" text:outline-level="2">Earth</text:h>
        <text:h text:style-name="P23" text:outline-level="3">Thicker than Stone</text:h>
        <text:p text:style-name="P18"><text:span text:style-name="T20">Cost: </text:span><text:span text:style-name="T18">2m</text:span><text:span text:style-name="T16"><text:line-break/></text:span><text:span text:style-name="T20">Type: </text:span><text:span text:style-name="T17">Reflexive</text:span><text:span text:style-name="T16"><text:line-break/></text:span><text:span text:style-name="T20">Mins: </text:span><text:span text:style-name="T17">Earth </text:span><text:span text:style-name="T18">2, Integrity 2</text:span></text:p>
        <text:p text:style-name="P7"><text:span text:style-name="T22">When another is targeted with a social action, you may allow the target to use </text:span><text:span text:style-name="T23">one of </text:span><text:span text:style-name="T22">your Intimacy to resist the action.</text:span></text:p>
        <text:h text:style-name="P28" text:outline-level="10">Greater Charms</text:h>
        <text:h text:style-name="P22" text:outline-level="3">Wound-Denying DragonFaith</text:h>
        <text:p text:style-name="P16"><text:span text:style-name="T20">Cost: </text:span><text:span text:style-name="T17">--</text:span><text:span text:style-name="T16"><text:line-break/></text:span><text:span text:style-name="T20">Type: </text:span><text:span text:style-name="T17">Reflexive; Scene</text:span><text:span text:style-name="T16"><text:line-break/></text:span><text:span text:style-name="T20">Mins: </text:span><text:span text:style-name="T17">Earth 4</text:span></text:p>
        <text:p text:style-name="P17"><text:span text:style-name="T30">N</text:span>othing may halt a Dragonblood that has started in motion.</text:p>
        <text:p text:style-name="P17">Once per Story (and then at a cost of one Strife), the Exalt’s motions cannot be stopped or halted by any means for the remainder of the scene. <text:s/>They declare one target, such as reaching a position, person, or completing a simple task. <text:s/>No bonds will hold them, nor any status halt them in their tracks. They may be forced to sleep, mired in muck, or have the fires of heaven raining down on them—yet their body will still continue its movements. <text:s/>Their body will even continue moving through death, holding on their Soul until the scene ends.</text:p>
        <text:h text:style-name="P4" text:outline-level="3">Constant Quicksilver Rearrangement</text:h>
        <text:p text:style-name="P12"><text:span text:style-name="T1">Cost: </text:span>--<text:line-break/><text:span text:style-name="T1">Type:</text:span> Permanent<text:line-break/> <text:span text:style-name="T1">Mins:</text:span> Shapeshifting 4</text:p>
        <text:p text:style-name="P15"><text:span text:style-name="T25">All shapeshifting actions may be performed Instantaneously, </text:span><text:span text:style-name="T26">without mote cost</text:span><text:span text:style-name="T25">, and are considered Reflexive instead of </text:span><text:span text:style-name="T15">Free Action</text:span><text:span text:style-name="T25">.</text:span></text:p>
        <text:h text:style-name="P4" text:outline-level="3">Insidious Lunar Transformation</text:h>
        <text:p text:style-name="P13"><text:span text:style-name="T1">Cost: </text:span><text:span text:style-name="T3">8</text:span>m, <text:span text:style-name="T24">(3</text:span><text:span text:style-name="T2">i</text:span><text:span text:style-name="T24">)</text:span><text:line-break/><text:span text:style-name="T1">Type:</text:span> <text:span text:style-name="T4">Simple; </text:span><text:span text:style-name="T5">Scene</text:span><text:line-break/><text:span text:style-name="T1">Mins:</text:span> Shapeshifting 4</text:p>
        <text:p text:style-name="P14">By pouring their own blood <text:span text:style-name="T6">(worth 2 Endurance) </text:span><text:s/>into a target, the Lunar instantly alters the form of another into an animal from their Heart’s Blood library. This effect will last until the remainder of the Scene.</text:p>
        <text:p text:style-name="P14">If done in combat, t<text:span text:style-name="T6">his action must be done in </text:span><text:span text:style-name="T7">Melee</text:span><text:span text:style-name="T6"> Range, </text:span><text:span text:style-name="T8">with 3 Impulse.</text:span></text:p>
        <text:p text:style-name="P11">If the target is unwilling, the Lunar must first succeed on a (Essence + Shapeshifting) roll vs the target’s Resolve.</text:p>
        <text:h text:style-name="P26" text:outline-level="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4-16T16:55:31.534000000</dc:date>
    <meta:editing-cycles>61</meta:editing-cycles>
    <dc:title>Charms</dc:title>
    <meta:editing-duration>PT3H4M12S</meta:editing-duration>
    <meta:generator>LibreOffice/7.1.1.2$Windows_X86_64 LibreOffice_project/fe0b08f4af1bacafe4c7ecc87ce55bb426164676</meta:generator>
    <dc:creator>Samuel Smith</dc:creator>
    <meta:document-statistic meta:table-count="0" meta:image-count="0" meta:object-count="0" meta:page-count="3" meta:paragraph-count="32" meta:word-count="417" meta:character-count="2416" meta:non-whitespace-character-count="2025"/>
  </office:meta>
</office:document-meta>
</file>